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2" style:family="paragraph" style:parent-style-name="Standard">
      <style:text-properties style:text-underline-style="none" fo:font-weight="normal" officeooo:rsid="001662e2" officeooo:paragraph-rsid="001662e2" style:font-weight-asian="normal" style:font-weight-complex="normal"/>
    </style:style>
    <style:style style:name="P3" style:family="paragraph" style:parent-style-name="Standard">
      <style:text-properties style:text-underline-style="none" fo:font-weight="normal" officeooo:rsid="001662e2" officeooo:paragraph-rsid="001d2147" style:font-weight-asian="normal" style:font-weight-complex="normal"/>
    </style:style>
    <style:style style:name="P4" style:family="paragraph" style:parent-style-name="Standard">
      <style:text-properties style:text-underline-style="none" fo:font-weight="normal" officeooo:rsid="001974db" officeooo:paragraph-rsid="001974db" style:font-weight-asian="normal" style:font-weight-complex="normal"/>
    </style:style>
    <style:style style:name="P5" style:family="paragraph" style:parent-style-name="Standard">
      <style:text-properties style:text-underline-style="none" fo:font-weight="normal" officeooo:rsid="00180f51" officeooo:paragraph-rsid="00186214" style:font-weight-asian="normal" style:font-weight-complex="normal"/>
    </style:style>
    <style:style style:name="P6" style:family="paragraph" style:parent-style-name="Standard">
      <style:text-properties style:text-underline-style="none" fo:font-weight="normal" officeooo:rsid="00180f51" officeooo:paragraph-rsid="0032d6b0" style:font-weight-asian="normal" style:font-weight-complex="normal"/>
    </style:style>
    <style:style style:name="P7" style:family="paragraph" style:parent-style-name="Standard">
      <style:text-properties style:text-underline-style="none" fo:font-weight="normal" officeooo:rsid="00146dc7" officeooo:paragraph-rsid="0030d4d1" style:font-weight-asian="normal" style:font-weight-complex="normal"/>
    </style:style>
    <style:style style:name="P8" style:family="paragraph" style:parent-style-name="Standard">
      <style:text-properties style:text-underline-style="none" fo:font-weight="normal" officeooo:rsid="00293103" officeooo:paragraph-rsid="00293103" style:font-weight-asian="normal" style:font-weight-complex="normal"/>
    </style:style>
    <style:style style:name="P9" style:family="paragraph" style:parent-style-name="Standard">
      <style:text-properties style:text-underline-style="none" fo:font-weight="normal" officeooo:rsid="002be051" officeooo:paragraph-rsid="0032d6b0" style:font-weight-asian="normal" style:font-weight-complex="normal"/>
    </style:style>
    <style:style style:name="P10" style:family="paragraph" style:parent-style-name="Standard">
      <style:text-properties style:text-underline-style="none" fo:font-weight="normal" officeooo:rsid="002be051" officeooo:paragraph-rsid="004bd6cc" style:font-weight-asian="normal" style:font-weight-complex="normal"/>
    </style:style>
    <style:style style:name="P11" style:family="paragraph" style:parent-style-name="Standard">
      <style:text-properties style:text-underline-style="none" fo:font-weight="normal" officeooo:rsid="004bd6cc" officeooo:paragraph-rsid="004bd6cc" style:font-weight-asian="normal" style:font-weight-complex="normal"/>
    </style:style>
    <style:style style:name="P12" style:family="paragraph" style:parent-style-name="Standard">
      <style:text-properties fo:font-size="14pt" style:text-underline-style="solid" style:text-underline-width="auto" style:text-underline-color="font-color" fo:font-weight="normal" officeooo:rsid="00241d95" officeooo:paragraph-rsid="0032d6b0" style:font-size-asian="14pt" style:font-weight-asian="normal" style:font-size-complex="14pt" style:font-weight-complex="normal"/>
    </style:style>
    <style:style style:name="P13" style:family="paragraph" style:parent-style-name="Standard">
      <style:text-properties fo:font-size="14pt" style:text-underline-style="solid" style:text-underline-width="auto" style:text-underline-color="font-color" fo:font-weight="normal" officeooo:rsid="00180f51" officeooo:paragraph-rsid="00186214" style:font-size-asian="14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146dc7" officeooo:paragraph-rsid="0030d4d1" style:font-size-asian="14pt" style:font-weight-asian="normal" style:font-size-complex="14pt" style:font-weight-complex="normal"/>
    </style:style>
    <style:style style:name="P15" style:family="paragraph" style:parent-style-name="Standard">
      <style:text-properties fo:font-size="14pt" style:text-underline-style="solid" style:text-underline-width="auto" style:text-underline-color="font-color" fo:font-weight="normal" officeooo:rsid="0030d4d1" officeooo:paragraph-rsid="0032d6b0" style:font-size-asian="14pt" style:font-weight-asian="normal" style:font-size-complex="14pt" style:font-weight-complex="normal"/>
    </style:style>
    <style:style style:name="P16" style:family="paragraph" style:parent-style-name="Standard">
      <style:text-properties fo:font-size="14pt" style:text-underline-style="solid" style:text-underline-width="auto" style:text-underline-color="font-color" fo:font-weight="normal" officeooo:rsid="00256ee5" officeooo:paragraph-rsid="00256ee5" style:font-size-asian="14pt" style:font-weight-asian="normal" style:font-size-complex="14pt" style:font-weight-complex="normal"/>
    </style:style>
    <style:style style:name="P17" style:family="paragraph" style:parent-style-name="Standard">
      <style:text-properties fo:font-size="14pt" style:text-underline-style="solid" style:text-underline-width="auto" style:text-underline-color="font-color" fo:font-weight="normal" officeooo:rsid="003553df" officeooo:paragraph-rsid="003553df" style:font-size-asian="14pt" style:font-weight-asian="normal" style:font-size-complex="14pt" style:font-weight-complex="normal"/>
    </style:style>
    <style:style style:name="P18" style:family="paragraph" style:parent-style-name="Standard">
      <style:text-properties fo:font-size="14pt" style:text-underline-style="solid" style:text-underline-width="auto" style:text-underline-color="font-color" fo:font-weight="normal" officeooo:rsid="004a3fa1" officeooo:paragraph-rsid="004a3fa1" style:font-size-asian="14pt" style:font-weight-asian="normal" style:font-size-complex="14pt" style:font-weight-complex="normal"/>
    </style:style>
    <style:style style:name="P19" style:family="paragraph" style:parent-style-name="Standard">
      <style:text-properties fo:font-size="14pt" style:text-underline-style="solid" style:text-underline-width="auto" style:text-underline-color="font-color" fo:font-weight="normal" officeooo:rsid="0054f270" officeooo:paragraph-rsid="0054f270" style:font-size-asian="14pt" style:font-weight-asian="normal" style:font-size-complex="14pt" style:font-weight-complex="normal"/>
    </style:style>
    <style:style style:name="P20" style:family="paragraph" style:parent-style-name="Standard">
      <style:text-properties fo:font-size="12pt" style:text-underline-style="none" fo:font-weight="normal" officeooo:rsid="0030d4d1" officeooo:paragraph-rsid="0032d6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3a3f4e" officeooo:paragraph-rsid="003a3f4e"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3d867d" officeooo:paragraph-rsid="003d867d"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3bbd42" officeooo:paragraph-rsid="003bbd42" style:font-size-asian="10.5pt" style:font-weight-asian="normal" style:font-size-complex="12pt" style:font-weight-complex="normal"/>
    </style:style>
    <style:style style:name="P24" style:family="paragraph" style:parent-style-name="Standard">
      <style:text-properties officeooo:paragraph-rsid="003bbd42"/>
    </style:style>
    <style:style style:name="P25" style:family="paragraph" style:parent-style-name="Standard">
      <style:text-properties officeooo:rsid="003eccc9" officeooo:paragraph-rsid="003eccc9"/>
    </style:style>
    <style:style style:name="P26" style:family="paragraph" style:parent-style-name="Standard">
      <style:text-properties officeooo:rsid="00405e26" officeooo:paragraph-rsid="00405e26"/>
    </style:style>
    <style:style style:name="P27" style:family="paragraph" style:parent-style-name="Standard">
      <style:text-properties officeooo:paragraph-rsid="0054ecb1"/>
    </style:style>
    <style:style style:name="P28" style:family="paragraph" style:parent-style-name="Standard">
      <style:text-properties officeooo:rsid="005f0493" officeooo:paragraph-rsid="005f0493"/>
    </style:style>
    <style:style style:name="P29" style:family="paragraph" style:parent-style-name="Standard">
      <style:text-properties officeooo:rsid="00607fb8" officeooo:paragraph-rsid="00607fb8"/>
    </style:style>
    <style:style style:name="P30" style:family="paragraph" style:parent-style-name="Text_20_body">
      <style:text-properties officeooo:rsid="00611fa3" officeooo:paragraph-rsid="00611fa3"/>
    </style:style>
    <style:style style:name="P31" style:family="paragraph" style:parent-style-name="Standard" style:list-style-name="L1"/>
    <style:style style:name="P32" style:family="paragraph" style:parent-style-name="Standard" style:list-style-name="L1">
      <style:text-properties officeooo:rsid="004bd6cc" officeooo:paragraph-rsid="004f4d41"/>
    </style:style>
    <style:style style:name="P33" style:family="paragraph" style:parent-style-name="Standard" style:list-style-name="L2">
      <style:text-properties style:text-underline-style="none" fo:font-weight="normal" officeooo:rsid="00180f51" officeooo:paragraph-rsid="00186214" style:font-weight-asian="normal" style:font-weight-complex="normal"/>
    </style:style>
    <style:style style:name="P34" style:family="paragraph" style:parent-style-name="Standard" style:list-style-name="L2">
      <style:text-properties style:text-underline-style="none" fo:font-weight="normal" officeooo:rsid="002f237f" officeooo:paragraph-rsid="002f237f" style:font-weight-asian="normal" style:font-weight-complex="normal"/>
    </style:style>
    <style:style style:name="P35" style:family="paragraph" style:parent-style-name="Standard" style:list-style-name="L3">
      <style:text-properties style:text-underline-style="none" fo:font-weight="normal" officeooo:rsid="00256ee5" officeooo:paragraph-rsid="002a250b" style:font-weight-asian="normal" style:font-weight-complex="normal"/>
    </style:style>
    <style:style style:name="P36" style:family="paragraph" style:parent-style-name="Standard" style:list-style-name="L3">
      <style:text-properties style:text-underline-style="none" fo:font-weight="normal" officeooo:rsid="00256ee5" officeooo:paragraph-rsid="00256ee5" style:font-weight-asian="normal" style:font-weight-complex="normal"/>
    </style:style>
    <style:style style:name="P37" style:family="paragraph" style:parent-style-name="Standard" style:list-style-name="L3">
      <style:text-properties style:text-underline-style="none" fo:font-weight="normal" officeooo:rsid="00258981" officeooo:paragraph-rsid="00258981" style:font-weight-asian="normal" style:font-weight-complex="normal"/>
    </style:style>
    <style:style style:name="P38" style:family="paragraph" style:parent-style-name="Standard" style:list-style-name="L3">
      <style:text-properties style:text-underline-style="none" fo:font-weight="normal" officeooo:rsid="002bfaf5" officeooo:paragraph-rsid="002bfaf5" style:font-weight-asian="normal" style:font-weight-complex="normal"/>
    </style:style>
    <style:style style:name="P39" style:family="paragraph" style:parent-style-name="Standard" style:list-style-name="L3">
      <style:text-properties style:text-underline-style="none" fo:font-weight="normal" officeooo:rsid="00293103" officeooo:paragraph-rsid="00293103" style:font-weight-asian="normal" style:font-weight-complex="normal"/>
    </style:style>
    <style:style style:name="P40" style:family="paragraph" style:parent-style-name="Standard" style:list-style-name="L2">
      <style:text-properties style:text-underline-style="solid" style:text-underline-width="auto" style:text-underline-color="font-color" fo:font-weight="normal" officeooo:rsid="00180f51" officeooo:paragraph-rsid="00186214" style:font-weight-asian="normal" style:font-weight-complex="normal"/>
    </style:style>
    <style:style style:name="P41" style:family="paragraph" style:parent-style-name="Standard" style:list-style-name="L4"/>
    <style:style style:name="P42" style:family="paragraph" style:parent-style-name="Standard" style:list-style-name="L4">
      <style:text-properties fo:font-size="12pt" style:text-underline-style="none" fo:font-weight="normal" officeooo:rsid="003a3f4e" officeooo:paragraph-rsid="003ac19b" style:font-size-asian="10.5pt" style:font-weight-asian="normal" style:font-size-complex="12pt" style:font-weight-complex="normal"/>
    </style:style>
    <style:style style:name="P43" style:family="paragraph" style:parent-style-name="Standard" style:list-style-name="L5"/>
    <style:style style:name="P44" style:family="paragraph" style:parent-style-name="Standard" style:list-style-name="L5">
      <style:text-properties officeooo:rsid="0054ecb1" officeooo:paragraph-rsid="0054f270"/>
    </style:style>
    <style:style style:name="P45" style:family="paragraph" style:parent-style-name="Standard">
      <style:text-properties fo:font-size="14pt" style:text-underline-style="solid" style:text-underline-width="auto" style:text-underline-color="font-color" fo:font-weight="normal" officeooo:rsid="005a84fc" officeooo:paragraph-rsid="005f0493" style:font-size-asian="14pt" style:font-weight-asian="normal" style:font-size-complex="14pt" style:font-weight-complex="normal"/>
    </style:style>
    <style:style style:name="P46" style:family="paragraph" style:parent-style-name="Standard">
      <style:text-properties fo:font-size="14pt" style:text-underline-style="solid" style:text-underline-width="auto" style:text-underline-color="font-color" fo:font-weight="normal" officeooo:rsid="005a84fc" officeooo:paragraph-rsid="005a84fc" style:font-size-asian="14pt" style:font-weight-asian="normal" style:font-size-complex="14pt" style:font-weight-complex="normal"/>
    </style:style>
    <style:style style:name="P47" style:family="paragraph" style:parent-style-name="Standard" style:list-style-name="L8"/>
    <style:style style:name="P48" style:family="paragraph" style:parent-style-name="Standard" style:list-style-name="L10">
      <style:text-properties officeooo:rsid="005bd9d6" officeooo:paragraph-rsid="005bd9d6"/>
    </style:style>
    <style:style style:name="P49" style:family="paragraph" style:parent-style-name="Standard" style:list-style-name="L10">
      <style:text-properties officeooo:rsid="005bd9d6" officeooo:paragraph-rsid="005d369a"/>
    </style:style>
    <style:style style:name="P50" style:family="paragraph" style:parent-style-name="Standard">
      <style:text-properties officeooo:rsid="00607fb8" officeooo:paragraph-rsid="00607fb8"/>
    </style:style>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9"/>
    <style:style style:name="T1" style:family="text">
      <style:text-properties officeooo:rsid="001662e2"/>
    </style:style>
    <style:style style:name="T2" style:family="text">
      <style:text-properties style:text-underline-style="none"/>
    </style:style>
    <style:style style:name="T3" style:family="text">
      <style:text-properties style:text-underline-style="none" officeooo:rsid="00194800"/>
    </style:style>
    <style:style style:name="T4" style:family="text">
      <style:text-properties style:text-underline-style="none" officeooo:rsid="002e216e"/>
    </style:style>
    <style:style style:name="T5" style:family="text">
      <style:text-properties officeooo:rsid="001e9437"/>
    </style:style>
    <style:style style:name="T6" style:family="text">
      <style:text-properties officeooo:rsid="00225190"/>
    </style:style>
    <style:style style:name="T7" style:family="text">
      <style:text-properties officeooo:rsid="0023b28a"/>
    </style:style>
    <style:style style:name="T8" style:family="text">
      <style:text-properties officeooo:rsid="0029fdaf"/>
    </style:style>
    <style:style style:name="T9" style:family="text">
      <style:text-properties officeooo:rsid="00180f51"/>
    </style:style>
    <style:style style:name="T10" style:family="text">
      <style:text-properties officeooo:rsid="002a250b"/>
    </style:style>
    <style:style style:name="T11" style:family="text">
      <style:text-properties officeooo:rsid="002c977b"/>
    </style:style>
    <style:style style:name="T12" style:family="text">
      <style:text-properties officeooo:rsid="002e216e"/>
    </style:style>
    <style:style style:name="T13" style:family="text">
      <style:text-properties officeooo:rsid="002e5e53"/>
    </style:style>
    <style:style style:name="T14" style:family="text">
      <style:text-properties officeooo:rsid="002c902a"/>
    </style:style>
    <style:style style:name="T15" style:family="text">
      <style:text-properties officeooo:rsid="002d92a7"/>
    </style:style>
    <style:style style:name="T16" style:family="text">
      <style:text-properties officeooo:rsid="003bbd42"/>
    </style:style>
    <style:style style:name="T17" style:family="text">
      <style:text-properties officeooo:rsid="003bc10d"/>
    </style:style>
    <style:style style:name="T18" style:family="text">
      <style:text-properties officeooo:rsid="003de68f"/>
    </style:style>
    <style:style style:name="T19" style:family="text">
      <style:text-properties officeooo:rsid="003ee3d4"/>
    </style:style>
    <style:style style:name="T20" style:family="text">
      <style:text-properties fo:font-size="12pt" style:text-underline-style="none" fo:font-weight="normal" officeooo:rsid="003553df" style:font-size-asian="10.5pt" style:font-weight-asian="normal" style:font-size-complex="12pt" style:font-weight-complex="normal"/>
    </style:style>
    <style:style style:name="T21" style:family="text">
      <style:text-properties fo:font-size="12pt" style:text-underline-style="none" fo:font-weight="normal" officeooo:rsid="003567b9" style:font-size-asian="10.5pt" style:font-weight-asian="normal" style:font-size-complex="12pt" style:font-weight-complex="normal"/>
    </style:style>
    <style:style style:name="T22" style:family="text">
      <style:text-properties officeooo:rsid="00423283"/>
    </style:style>
    <style:style style:name="T23" style:family="text">
      <style:text-properties officeooo:rsid="0043fdbf"/>
    </style:style>
    <style:style style:name="T24" style:family="text">
      <style:text-properties officeooo:rsid="0044df05"/>
    </style:style>
    <style:style style:name="T25" style:family="text">
      <style:text-properties officeooo:rsid="004a3fa1"/>
    </style:style>
    <style:style style:name="T26" style:family="text">
      <style:text-properties officeooo:rsid="004bd6cc"/>
    </style:style>
    <style:style style:name="T27" style:family="text">
      <style:text-properties officeooo:rsid="004d5e2b"/>
    </style:style>
    <style:style style:name="T28" style:family="text">
      <style:text-properties officeooo:rsid="0050132f"/>
    </style:style>
    <style:style style:name="T29"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0" style:family="text">
      <style:text-properties fo:font-size="14pt" style:text-underline-style="solid" style:text-underline-width="auto" style:text-underline-color="font-color" fo:font-weight="normal" officeooo:rsid="005a84fc" style:font-size-asian="14pt" style:font-weight-asian="normal" style:font-size-complex="14pt" style:font-weight-complex="normal"/>
    </style:style>
    <style:style style:name="T31" style:family="text">
      <style:text-properties officeooo:rsid="005b46e6"/>
    </style:style>
    <style:style style:name="T32" style:family="text">
      <style:text-properties officeooo:rsid="005d369a"/>
    </style:style>
    <style:style style:name="T33" style:family="text">
      <style:text-properties officeooo:rsid="006348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2º clase, OLAP:</text:p>
      <text:p text:style-name="P1"/>
      <text:p text:style-name="P18">Breve resumen:</text:p>
      <text:list xml:id="list8742422286634699399" text:style-name="L1">
        <text:list-item>
          <text:p text:style-name="P31"><text:span text:style-name="T26">Almacenamiento</text:span> <text:span text:style-name="T25">de un DW: en general los datos de un DW, se puede almacenar en una base de datos</text:span> relacional o multidimensional.</text:p>
        </text:list-item>
        <text:list-item>
          <text:p text:style-name="P32">Acceso a los datos y herramientas de recuperación: estas son las herramientas utilizadas por los usuarios finales del DW para acceder, dar formato y difundir datos en forma de informes, resultados de la consulta, tablas y gráficos.</text:p>
        </text:list-item>
        <text:list-item>
          <text:p text:style-name="P32">Modelo dimensional: el DM se utiliza para el diseño del DW, usando <text:span text:style-name="T27">la </text:span>tecnología de base de datos relacion<text:span text:style-name="T27">ales</text:span>. <text:span text:style-name="T28">Permite, a los usuarios, trabajar con vistas multidimensionales sin tener que utilizar una base de datos multidimensional (MDDB) . Aunque las BMD son útiles y tienen su lugar en la arquitectura de almacenamiento, tienen ciertas limitaciones.</text:span></text:p>
        </text:list-item>
      </text:list>
      <text:p text:style-name="P1"/>
      <text:p text:style-name="P14">OLAP:</text:p>
      <text:p text:style-name="P7">Este es un acrónimo en ingles, el cual significa On-Line Analytical Processing o traducido al castellano, Procesamiento Analítico En Línea. <text:span text:style-name="T1">El procesamiento analítico en línea es una solución utilizada en el campo de la inteligencia de negocios, cuyo objetivo es permitir la consulta de grandes cantidades de datos de forma eficiente y sencilla. Utiliza estructuras multidimensionales (cubo OLAP) que contienen datos resumidos de grandes bases de datos.</text:span></text:p>
      <text:p text:style-name="P3">Como ya se explico en la clase pasada, en una base de datos transaccional normalmente se estructuran las tablas con un modelo normalizado, lo cual favorece a la explotación OLTP, en cambio, <text:span text:style-name="T5">las bases de datos configuradas para OLAP utilizan un modelo de datos multidimensional, lo que permite consultas analíticas complejas y especiales con tiempo de ejecución rápida.</text:span></text:p>
      <text:p text:style-name="P4">Las técnicas OLAP (On-Line Analytical Processing), FASMI (Análisis Rápido de Información Compartida Multidimensional), o incluso OLTP (On Line Transaction Processing) fueron iniciadas por E.F. Codd, considerado el padre de las bases de datos relacionales. <text:span text:style-name="T6">OLAP </text:span>se refiere al método que permite a los usuarios de bases de datos multidimensionales generar resúmenes on-line descriptivos o comparativos de datos y otras consultas analíticas. <text:span text:style-name="T7">S</text:span>us aplicaciones típicas se circunscriben en los siguientes ámbitos: los informes de negocio de ventas, marketing, informes de gestión, gestión del rendimiento empresarial (BMP), presupuestos y previsiones, informes financieros, etc. </text:p>
      <text:p text:style-name="P2"/>
      <text:p text:style-name="P13">Características:</text:p>
      <text:list xml:id="list6809353798619161923" text:style-name="L2">
        <text:list-item>
          <text:p text:style-name="P33">Soporta cálculos complejos: Debe proveer de funciones complejas con el fin de poder satisfacer las peticiones que provengan de parte del usuario.</text:p>
        </text:list-item>
        <text:list-item>
          <text:p text:style-name="P34">Rapidez<text:span text:style-name="T2"> de respuesta: </text:span>Con la intención de agilizar el proceso de toma de decisiones, el tiempo de respuesta que toma cada consulta realizada no debe ser demasiado extenso ya que si el resultado demora mucho en llegar se puede perder el hilo del análisis.</text:p>
        </text:list-item>
        <text:list-item>
          <text:p text:style-name="P40"><text:span text:style-name="T2">Inteligencia respecto </text:span><text:span text:style-name="T3">de</text:span><text:span text:style-name="T2">l tiempo: Esta característica está relacionada con la mayor</text:span><text:span text:style-name="T4">í</text:span><text:span text:style-name="T2">a de las aplicaciones utilizadas para realizar un análisis de los datos a través del tiempo. Por ejemplo, hacer una comparación entre el total ganado en el mes actual y el mes pasado o el mes actual respecto del mismo mes pero del año pasado.</text:span></text:p>
        </text:list-item>
      </text:list>
      <text:p text:style-name="P5"/>
      <text:p text:style-name="P16">Reglas de Codd:</text:p>
      <text:list xml:id="list324818333579079816" text:style-name="L3">
        <text:list-item>
          <text:p text:style-name="P35">Visión multidimensional: Esta regla es casi obvia ya que la base de OLAP es el modelo dimensional. OLAP debe ofrecer al usuario final una visión de todas las dimensiones del modelo. <text:span text:style-name="T9">Provee la base para el procesamiento analítico mediante un acceso flexible y simple a los datos de la organización o empresa.</text:span></text:p>
        </text:list-item>
        <text:list-item>
          <text:p text:style-name="P36">Manipulación intuitiva de los datos: Esta característica ya fue mencionada en la primer clase cuando se mencionó la separación entre los componentes de Back-End y los de Front-End. Lo que se quiere remarcar acá es que tiene que ser sencilla la navegación de los datos, para <text:soft-page-break/>lo cual, la mayor<text:span text:style-name="T12">í</text:span>a de las aplicaciones ofrecen el doble click o el drag and drop para acceder a los datos.</text:p>
        </text:list-item>
        <text:list-item>
          <text:p text:style-name="P36">Accesibilidad: <text:span text:style-name="T12">Esto</text:span> está relacionado con el item anterior, salvo que de una manera un poco mas abstracta. Lo que se plantea es que se considera a las aplicaciones OLAP como el middleware (capa inte<text:span text:style-name="T12">r</text:span>media) entre las distintas fuentes de información y el usuario final.</text:p>
        </text:list-item>
        <text:list-item>
          <text:p text:style-name="P37">Soporte de multi-usuario: La aplicación OLAP debe soportar accesos concurrentes, lo que conlleva mantener la integridad y la seguridad de la misma.</text:p>
        </text:list-item>
        <text:list-item>
          <text:p text:style-name="P37"><text:span text:style-name="T13">I</text:span>nfo<text:span text:style-name="T11">r</text:span>mación separada <text:span text:style-name="T10">del origen</text:span> de datos: <text:span text:style-name="T12">Esto</text:span> se relaciona mucho con lo que vimos en la primer clase ya que uno almacena toda la información que va a analizar en el DW, el cual está separado las fuentes de datos.</text:p>
        </text:list-item>
        <text:list-item>
          <text:p text:style-name="P38">Flexibilidad ante valores nulos: Esto se refiere a que ante la presencia de valores nulos (posiblemente porque no vengan informados) se diferencien de los valores en 0, lo cual influye en gran medida en los cálculos matemáticos (por ejemplo, podrían no ser considerados en el cálculo del promedio). Por otro lado, se debe ofrecer la posibilidad de obviar estos valores para que solamente se visualicen los valores realmente importantes. </text:p>
        </text:list-item>
        <text:list-item>
          <text:p text:style-name="P39">Rendimiento uniforme: Sin importar la cantidad de dimensiones ni el tamaño que tenga la base de datos, el rendimiento no debe verse afectado significativamente.</text:p>
        </text:list-item>
        <text:list-item>
          <text:p text:style-name="P39">Dimensiones y niveles de agregación ilimitados: Técnicamente ningún producto puede satisfacer esta regla ya que no se disponen de recursos ilimitados. De todos modos, en general, la cantidad de dimensiones y los niveles de agregación varían dependiendo del negocio o la organización. Pocas son las aplicaciones que necesitan mas de 10 dimensiones y jerarquías de mas al rededor de 6 niveles. Codd sugiere un máximo de entre 15 y 20 dimensiones. En cualquier caso, uno debe tener en cuenta que la herramienta que uno compra tiene sus limitaciones. <text:span text:style-name="T8">Éstas, en general, no generan inconvenientes para el uso que uno le da.</text:span></text:p>
        </text:list-item>
      </text:list>
      <text:p text:style-name="P8"/>
      <text:p text:style-name="P15">Jerarquías:</text:p>
      <text:p text:style-name="P20">Hablando de dimensiones en general, podemos observar que, en algunos casos, tienen distintos niveles, los cuales representan las múltiples granularidades de la dimensión (menor o mayor nivel de detalle). Estos niveles forman parte de una jerarquía. El ejemplo más simple de jerarquía es el de la dimensión de tiempo, el cual puede ser año-mes-dia. Decimos puede ser, porque tanto en la dimensión de tiempo como en cualquier otra tenemos la posibilidad de definir (en general) distintas jerarquías. Siguiendo el mismo ejemplo, podemos tener otra jerarquía que sea año-cuatrimestre-mes-dia.</text:p>
      <text:p text:style-name="P6"/>
      <text:p text:style-name="P12">Agregaciones:</text:p>
      <text:p text:style-name="P11">El modelo dimensional, permite optimizar el rendimiento de las consulta mediante agregados.</text:p>
      <text:p text:style-name="P10">Un agregado es un resumen pre-calculad<text:span text:style-name="T14">o</text:span> almacenad<text:span text:style-name="T14">o</text:span> e<text:span text:style-name="T14">n un DW</text:span>, por lo general en un esquema separado. Los agregados típicamente <text:span text:style-name="T15">se </text:span>calcula<text:span text:style-name="T15">n</text:span> en base a los registros en el nivel más detallado (o base). Se utilizan para mejorar el rendimiento del <text:span text:style-name="T15">DW, </text:span>para aquellas consultas que requieren sólo de datos <text:span text:style-name="T15">sumarizados o de alto nivel</text:span>.</text:p>
      <text:p text:style-name="P9"/>
      <text:p text:style-name="P17">Cubo:</text:p>
      <text:p text:style-name="P26">La creación implícita de una dimensión de datos, en el enfoque de dimensiones genéricas, provoca que el usuario no puede realizar ninguna acción explícita para definir la dimensión de los datos, en cuyo caso, la dimensión de los datos se define en términos de tipos numéricos <text:span text:style-name="T22">estándar</text:span> de la máquina, como números de punto flotante o enteros de precisión doble. <text:span text:style-name="T24">Por ello, es conveniente distinguir las dimensiones de los hechos.</text:span></text:p>
      <text:p text:style-name="Text_20_body">En la construcción de cubos OLAP, las tablas de dimensiones son elementos que contienen atributos (o campos) que se utilizan para restringir y agrupar los datos almacenados en una tabla de hechos cuando se realizan consultas sobre dicho datos en un <text:span text:style-name="T23">data warehouse </text:span>o data mart.</text:p>
      <text:p text:style-name="Text_20_body"><text:soft-page-break/>Estos datos sobre dimensiones son parámetros de los que dependen otros datos que serán objeto de estudio y análisis y que están contenidos en la tabla de hechos. Las tablas de dimensiones ayudan a realizar ese estudio/análisis aportando información sobre los datos de la tabla de hechos, por lo que puede decirse que en un cubo OLAP, la tabla de hechos contiene los datos de interés y las tablas de dimensiones contienen metadatos sobre dichos hechos.</text:p>
      <text:p text:style-name="Standard">El camino hacia la comprensión de <text:span text:style-name="T19">los </text:span>hipercubos no pasa a través de la longitud, anchura y altura de un cubo físico. <text:span text:style-name="T20">El cubo es una metáfora visual. </text:span><text:span text:style-name="T21">Hay límites naturales con respecto a lo que se puede hacer en una pantalla de dos dimensiones. Esta limitación ha hecho pensar largo y tendido <text:s/>a los desarrolladores de software acerca de la forma óptima de representar la información con más de dos dimensiones en una pantalla de computadora plana a efectos de la visualización y manipulación.</text:span></text:p>
      <text:p text:style-name="P22">¿Cómo organizamos la información en pantalla?. </text:p>
      <text:p text:style-name="P22">Tratar de utilizar un cubo como base para una visualización de cuatro o más dimensiones puede ser muy complicado. Ahora, ¿Tiene algún sentido decir que las tiendas son perpendiculares a los productos o que los clientes son perpendiculares a tiempo? </text:p>
      <text:p text:style-name="P22">El uso del MTS, permite añadir <text:span text:style-name="T18">fácilmente</text:span> una cuarta dimensión al modelo. </text:p>
      <text:p text:style-name="P22">El MTS muestra el número de puntos de datos extraídos del evento y su organización lógica.</text:p>
      <text:p text:style-name="P22">Muestra más información estructural que un cubo, y puede mostrarnos un número arbitrario de dimensiones. Si desea una representación útil de los datos en forma numérica, es necesario utilizar algún tipo de visualización en forma de rejilla.</text:p>
      <text:p text:style-name="P21">Efectos de combinar dimensiones:</text:p>
      <text:list xml:id="list3886401474559238131" text:style-name="L4">
        <text:list-item>
          <text:p text:style-name="P41">Cambia la forma de los datos visibles. La longitud de una lista unidimensional es igual al producto de las longitudes de cada una de las dos dimensiones, en la estructura de dos dimensiones.</text:p>
        </text:list-item>
        <text:list-item>
          <text:p text:style-name="P42">Cambia el conjunto de vecinos que rodean cualquier punto. En dos dimensiones, cada punto bidimensional tiene cuatro vecinos inmediatos, cuando se combinan las dos dimensiones; cada punto en una lista unidimensional tiene sólo dos vecinos inmediatos.</text:p>
        </text:list-item>
      </text:list>
      <text:p text:style-name="P23">No se pierden datos mediante la combinación de las dimensiones.</text:p>
      <text:p text:style-name="P24">Observe cómo las múltiples dimensiones se combinan en las fila<text:span text:style-name="T16">s</text:span>, columna<text:span text:style-name="T16">s</text:span> y página<text:span text:style-name="T16">s</text:span> de la visualización de <text:span text:style-name="T16">en forma de</text:span> rejilla. <text:span text:style-name="T17">Esta</text:span> <text:span text:style-name="T16">visualización</text:span> <text:span text:style-name="T17">puede</text:span> trabajar con N dimensiones. <text:span text:style-name="T17">La llamamos, </text:span>visualización <text:span text:style-name="T17">en forma de</text:span> rejilla multidimensional.</text:p>
      <text:p text:style-name="P25">Vistas analíticas:</text:p>
      <text:p text:style-name="P25">Si bien no hay rejillas correctas o incorrectas, hay algunas reglas básicas que se deben tener en cuenta en el análisis de datos multidimensionales en forma de cuadrícula.</text:p>
      <text:p text:style-name="P25">En primer lugar, las anidación de dimensiones través de las filas y columnas consume muchos recursos de pantalla, en relación a poner dimensiones en las páginas de la pantalla.</text:p>
      <text:p text:style-name="P25">Debido a que los recursos de una pantalla son limitadas, cuanto más espacio en la pantalla se consume mostrando los miembros de dimensión, menos espacio queda para la visualización de datos; y en consecuencia, es más el desplazamiento que tiene que hacer entre las pantallas para ver los mismos datos, y por lo tanto es más difícil entender lo que se está viendo.</text:p>
      <text:p text:style-name="P25"/>
      <text:p text:style-name="P19">Observaciones:</text:p>
      <text:list xml:id="list8540464227906556309" text:style-name="L5">
        <text:list-item>
          <text:p text:style-name="P43"><text:span text:style-name="T33">Podemos hacer operaciones OLAP en algo más que un almacén de datos, como un archivo plano. </text:span>Por ejemplo, <text:span text:style-name="T33">podemos hacer</text:span> operaciones OLAP con las tablas dinámicas de<text:span text:style-name="T33">l</text:span> Excel.</text:p>
        </text:list-item>
        <text:list-item>
          <text:p text:style-name="P44">Un servidor OLAP es un tipo de software para servidores que facilita las operaciones de OLAP, por ejemplo, con el almacenamiento en caché y la re-escritura de consultas. A menudo operaciones OLAP se expresan en MDX, y el servidor OLAP pueden traducir MDX en SQL para su base de datos.</text:p>
        </text:list-item>
      </text:list>
      <text:p text:style-name="P27"/>
      <text:p text:style-name="P29"><text:span text:style-name="T30"/></text:p>
      <text:p text:style-name="P29"><text:span text:style-name="T30"/></text:p>
      <text:p text:style-name="P29"><text:soft-page-break/><text:span text:style-name="T30">R</text:span><text:span text:style-name="T29">OLAP:</text:span></text:p>
      <text:p text:style-name="Standard">Ventajas:</text:p>
      <text:list xml:id="list6691805062158727916" text:style-name="L6">
        <text:list-item>
          <text:p text:style-name="P51">Hay disponible una gran variedad de herramientas de carga de datos para sistemas relacionales. Con todo esto se consigue que los tiempos de carga sean generalmente mucho menores que con las cargas MOLAP automatizadas.</text:p>
        </text:list-item>
        <text:list-item>
          <text:p text:style-name="P51">Los datos se almacenan en una base de datos relacional estándar que puede ser accedida por cualquier herramienta de generación de informes SQL (reporting).</text:p>
        </text:list-item>
      </text:list>
      <text:p text:style-name="P30">Desventajas:</text:p>
      <text:list xml:id="list8594429861137982860" text:style-name="L7">
        <text:list-item>
          <text:p text:style-name="P52">Muchos desarrolladores de modelos dimensionales ROLAP ignoran el paso de crear tablas agregadas. En este caso el rendimiento de una consulta se ve afectado porque entonces se necesita consultar las tablas con datos más detallados. Esto puede evitarse parcialmente añadiendo tablas agregadas adicionales, sin embargo no es práctico crear tablas agregadas para todas las combinaciones posibles de dimensiones/atributos.</text:p>
        </text:list-item>
        <text:list-item>
          <text:p text:style-name="P52">Los sistemas ROLAP se construyen sobre bases de datos de propósito general, por lo que hay algunas funcionalidades especiales propias de las herramientas MOLAP que no están disponibles en los sistemas ROLAP (tales como el indexado jerárquico especial). Sin embargo, las herramientas ROLAP modernas van supliendo estas carencias con las últimas mejoras en el lenguaje SQL tales como los operadores CUBE y ROLLUP, las vistas de cubo DB2, así como otras extensiones SQL OLAP. Estas mejoras SQL pueden mitigar las diferencias frente a las herramientas MOLAP.</text:p>
        </text:list-item>
        <text:list-item>
          <text:p text:style-name="P52">Dado que las herramientas ROLAP se basan en SQL para todos los cálculos, no son apropiadas cuando el modelo realiza muchos cómputos que no se traducen bien en SQL (por ejemplos: presupuestos, asignaciones, informes financieros y otros escenarios).</text:p>
        </text:list-item>
      </text:list>
      <text:p text:style-name="P45"/>
      <text:p text:style-name="P28"><text:span text:style-name="T30">M</text:span><text:span text:style-name="T29">OLAP:</text:span></text:p>
      <text:p text:style-name="Standard">Ventajas:</text:p>
      <text:list xml:id="list1725685843066697321" text:style-name="L8">
        <text:list-item>
          <text:p text:style-name="P47"><text:s/>Consultas rápidas debido a la optimización del rendimiento de almacenamiento, la indexación multidimensional y la memoria caché.</text:p>
        </text:list-item>
        <text:list-item>
          <text:p text:style-name="P47"><text:s/>Ocupa menor tamaño en disco en comparación con los datos almacenados en base de datos relacional debido a técnicas de compresión.</text:p>
        </text:list-item>
        <text:list-item>
          <text:p text:style-name="P47"><text:s/>Automatización del procesamiento de los datos agregados de mayor nivel.</text:p>
        </text:list-item>
        <text:list-item>
          <text:p text:style-name="P47"><text:s/>Muy compacto para conjuntos de datos de pocas dimensiones.</text:p>
        </text:list-item>
      </text:list>
      <text:p text:style-name="P28">Desventajas:</text:p>
      <text:list xml:id="list7856281879900923954" text:style-name="L9">
        <text:list-item>
          <text:p text:style-name="P53">La etapa de procesamiento (carga de datos) puede ser bastante larga, sobre todo para grandes volúmenes de datos. Normalmente, esto se puede evitar con un procesamiento incremental, es decir, sólo el procesamiento de los datos que han cambiado (por lo general, los nuevos datos) en lugar de volver a procesar de todo el conjunto de datos.</text:p>
        </text:list-item>
        <text:list-item>
          <text:p text:style-name="P53">Las herramientas MOLAP tradicionalmente tienen dificultades para consultar con modelos con dimensiones muy altas</text:p>
        </text:list-item>
      </text:list>
      <text:p text:style-name="Text_20_body">El coste adicional de los procesos ETL para migrar datos a una herramienta MOLAP y el pobre rendimiento de consulta en los sistemas ROLAP ha generado que la mayoría de las herramientas comerciales OLAP usen un modelo HOLAP, el cual permite al diseñador del sistema decidir que porción de los datos serán almacenados en modo multidimensional (MOLAP) y que porción de los datos en modo relacional (ROLAP).</text:p>
      <text:p text:style-name="P28"/>
      <text:p text:style-name="P46"/>
      <text:p text:style-name="P46"/>
      <text:p text:style-name="P46"><text:soft-page-break/>MDDB vs RDB:</text:p>
      <text:list xml:id="list1616671078652514277" text:style-name="L10">
        <text:list-item>
          <text:p text:style-name="P48">A mediados de la década de 1990, 10 gigabytes de datos en un hipercubo ya presentan problemas, y el rendimiento de consulta resultaba inaceptable. Algunos productos multidimensionales hoy <text:span text:style-name="T32">en día</text:span> son capaces de manejar hasta 100 gigabytes de datos. A pesar de esta mejora, los grandes almacenes de datos <text:span text:style-name="T32">tienen mejores prestaciones en RDBs.</text:span> relacionales ejecutan contra de alto rendimiento y las bases de datos relacionales escalables.</text:p>
        </text:list-item>
        <text:list-item>
          <text:p text:style-name="P49">Volatilidad de los datos de origen: <text:span text:style-name="T31">en las MDDBs, el tiempo necesario para cargar y actualizar la estructura de datos multidimensional puede impedir a la empresa la carga de nuevos datos con la frecuencia desead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Helvetica Neue" svg:font-family="'Helvetica Neue', Helvetica, Arial, sans-serif"/>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4-09T19:28:07.987630797</meta:creation-date>
    <dc:date>2015-04-21T19:12:04.600221372</dc:date>
    <meta:editing-duration>PT6H28M29S</meta:editing-duration>
    <meta:editing-cycles>68</meta:editing-cycles>
    <meta:generator>LibreOffice/4.1.3.2$Linux_X86_64 LibreOffice_project/410m0$Build-2</meta:generator>
    <meta:document-statistic meta:table-count="0" meta:image-count="0" meta:object-count="0" meta:page-count="5" meta:paragraph-count="70" meta:word-count="2325" meta:character-count="14470" meta:non-whitespace-character-count="12236"/>
  </office:meta>
</office:document-meta>
</file>